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2000000258309337E2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54cm, 1.861cm, 0.92cm, 1.105cm)" draw:image-opacity="100%" style:mirror="none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T1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29.2cm" svg:height="20.5cm" svg:x="0.2cm" svg:y="0.2cm">
          <draw:image xlink:href="Pictures/100000000000032000000258309337E2.png" xlink:type="simple" xlink:show="embed" xlink:actuate="onLoad">
            <text:p/>
          </draw:image>
        </draw:frame>
        <draw:custom-shape draw:style-name="gr2" draw:text-style-name="P1" draw:layer="layout" svg:width="6.1cm" svg:height="2.1cm" svg:x="5.5cm" svg:y="1.7cm">
          <text:p text:style-name="P1">Retweeter</text:p>
          <text:p text:style-name="P1"><text:span text:style-name="T1"/></text:p>
          <text:p text:style-name="P1">Non-retweet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3.8cm" svg:height="1.1cm" svg:x="3.4cm" svg:y="19.8cm">
          <text:p text:style-name="P2">TTF <text:s text:c="21"/>OTF <text:s text:c="21"/>STF <text:s text:c="22"/>TAF <text:s text:c="20"/>OAF <text:s text:c="21"/>SAF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Ubuntu" style:font-family-generic="roman" style:font-pitch="variable" fo:font-size="24pt" fo:language="en" fo:country="US" style:font-family-asian="Ubuntu" style:font-family-generic-asian="system" style:font-pitch-asian="variable" style:font-size-asian="24pt" style:language-asian="zh" style:country-asian="CN" style:font-family-complex="Ubuntu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Ubuntu" style:font-family-generic="roman" style:font-pitch="variable" fo:font-size="18pt" fo:font-style="normal" fo:text-shadow="none" style:text-underline-style="none" fo:font-weight="normal" style:letter-kerning="true" style:font-family-asian="Ubuntu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Ubuntu" style:font-family-generic="roman" style:font-pitch="variable" fo:font-size="18pt" style:letter-kerning="true" style:font-family-asian="Ubuntu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.1cm" fo:margin-bottom="0.1cm" fo:margin-left="0.1cm" fo:margin-right="0.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xsongx </meta:initial-creator>
    <meta:creation-date>2014-02-14T22:33:29</meta:creation-date>
    <dc:date>2014-02-14T22:43:40</dc:date>
    <dc:creator>xsongx </dc:creator>
    <meta:editing-duration>P0D</meta:editing-duration>
    <meta:editing-cycles>1</meta:editing-cycles>
    <meta:document-statistic meta:object-count="3"/>
    <meta:generator>LibreOffice/4.0.4.2$Linux_X86_64 LibreOffice_project/400m0$Build-2</meta:generator>
  </office:meta>
</office:document-meta>
</file>